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stured Poultry Egg Projec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ing hen economic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st of chicken 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djust here, this is “ready to lay"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ggs lai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18 weeks from hatch to start laying, sunk feed and breeding costs make chickens more expensive than day old chi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 price per doz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00 hens permited without quota in 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per chicken year</text:p>
          </table:table-cell>
          <table:table-cell table:formula="of:=[.B6]*[.B7]/12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g feed per day</text:p>
          </table:table-cell>
          <table:table-cell table:formula="of:=0.11*1" office:value-type="float" office:value="0.11" calcext:value-type="float">
            <text:p>0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g feed per year</text:p>
          </table:table-cell>
          <table:table-cell table:formula="of:=[.B9]*365" office:value-type="float" office:value="40.15" calcext:value-type="float">
            <text:p>4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 cost per kg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adjust here</text:p>
          </table:table-cell>
          <table:table-cell office:value-type="string" calcext:value-type="string">
            <text:p>in bulk (3 tones delivery included)</text:p>
          </table:table-cell>
          <table:table-cell table:formula="of:=0.745-0.04*0.745" office:value-type="float" office:value="0.7152" calcext:value-type="float">
            <text:p>0.7152</text:p>
          </table:table-cell>
          <table:table-cell office:value-type="string" calcext:value-type="string">
            <text:p>Retail 20kg bag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yearly feed cost</text:p>
          </table:table-cell>
          <table:table-cell table:formula="of:=[.B10]*[.B11]" office:value-type="float" office:value="38.1425" calcext:value-type="float">
            <text:p>38.142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op cos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djust here</text:p>
          </table:table-cell>
          <table:table-cell office:value-type="string" calcext:value-type="string">
            <text:p>If homebuilt, how much would you charge you neighbour to build one for him?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p capacity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p lifespan year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p cost per bird year</text:p>
          </table:table-cell>
          <table:table-cell table:formula="of:=[.B14]/([.B15]*[.B16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hicken</text:p>
          </table:table-cell>
          <table:table-cell table:formula="of:=[.B5]" office:value-type="float" office:value="15.5" calcext:value-type="float">
            <text:p>15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</text:p>
          </table:table-cell>
          <table:table-cell table:formula="of:=[.B12]" office:value-type="float" office:value="38.1425" calcext:value-type="float">
            <text:p>38.1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p </text:p>
          </table:table-cell>
          <table:table-cell table:formula="of:=[.B17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 costs</text:p>
          </table:table-cell>
          <table:table-cell table:formula="of:=SUM([.B21:.B23])" office:value-type="float" office:value="61.6425" calcext:value-type="float">
            <text:p>61.642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gg income</text:p>
          </table:table-cell>
          <table:table-cell table:formula="of:=[.B8]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n meat inc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 use only, year old laying hens are rarely sold to custom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z per day </text:p>
          </table:table-cell>
          <table:table-cell office:value-type="string" calcext:value-type="string">
            <text:p>labour hr per day (this is a guess that depends a lot on your farm setup) Put in your real numbers once you have them </text:p>
          </table:table-cell>
          <table:table-cell office:value-type="string" calcext:value-type="string">
            <text:p>profit per h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 or labor compensation per hen year</text:p>
          </table:table-cell>
          <table:table-cell table:formula="of:=[.B26]-[.B24]" office:value-type="float" office:value="88.3575" calcext:value-type="float">
            <text:p>88.3575</text:p>
          </table:table-cell>
          <table:table-cell table:formula="of:=([.B6]/365)/12" office:value-type="float" office:value="0.0684931506849315" calcext:value-type="float">
            <text:p>0.0684931506849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t on 200 hens</text:p>
          </table:table-cell>
          <table:table-cell table:formula="of:=[.B29]*200" office:value-type="float" office:value="17671.5" calcext:value-type="float">
            <text:p>17671.5</text:p>
          </table:table-cell>
          <table:table-cell table:formula="of:=[.C31]*2" office:value-type="float" office:value="13.6986301369863" calcext:value-type="float">
            <text:p>13.6986301369863</text:p>
          </table:table-cell>
          <table:table-cell office:value-type="float" office:value="1.5" calcext:value-type="float">
            <text:p>1.5</text:p>
          </table:table-cell>
          <table:table-cell table:formula="of:=[.B30]/(365*[.D30])" office:value-type="float" office:value="32.2767123287671" calcext:value-type="float">
            <text:p>32.2767123287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 on 100 hens</text:p>
          </table:table-cell>
          <table:table-cell table:formula="of:=[.B30]/2" office:value-type="float" office:value="8835.75" calcext:value-type="float">
            <text:p>8835.75</text:p>
          </table:table-cell>
          <table:table-cell table:formula="of:=[.C33]*2" office:value-type="float" office:value="6.84931506849315" calcext:value-type="float">
            <text:p>6.84931506849315</text:p>
          </table:table-cell>
          <table:table-cell office:value-type="float" office:value="1" calcext:value-type="float">
            <text:p>1</text:p>
          </table:table-cell>
          <table:table-cell table:formula="of:=[.B31]/(365*[.D31])" office:value-type="float" office:value="24.2075342465753" calcext:value-type="float">
            <text:p>24.2075342465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 on 30 hens</text:p>
          </table:table-cell>
          <table:table-cell table:formula="of:=[.B29]*30" office:value-type="float" office:value="2650.725" calcext:value-type="float">
            <text:p>2650.725</text:p>
          </table:table-cell>
          <table:table-cell table:formula="of:=([.B6]*30/365)/12" office:value-type="float" office:value="2.05479452054794" calcext:value-type="float">
            <text:p>2.05479452054794</text:p>
          </table:table-cell>
          <table:table-cell office:value-type="float" office:value="0.5" calcext:value-type="float">
            <text:p>0.5</text:p>
          </table:table-cell>
          <table:table-cell table:formula="of:=[.B32]/(365*[.D32])" office:value-type="float" office:value="14.5245205479452" calcext:value-type="float">
            <text:p>14.5245205479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 on 50 hens</text:p>
          </table:table-cell>
          <table:table-cell table:formula="of:=[.B30]/4" office:value-type="float" office:value="4417.875" calcext:value-type="float">
            <text:p>4417.875</text:p>
          </table:table-cell>
          <table:table-cell table:formula="of:=[.C32]/3*5" office:value-type="float" office:value="3.42465753424658" calcext:value-type="float">
            <text:p>3.42465753424658</text:p>
          </table:table-cell>
          <table:table-cell office:value-type="float" office:value="0.7" calcext:value-type="float">
            <text:p>0.7</text:p>
          </table:table-cell>
          <table:table-cell table:formula="of:=[.B33]/(365*[.D33])" office:value-type="float" office:value="17.291095890411" calcext:value-type="float">
            <text:p>17.2910958904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4:15:08.784518436</meta:creation-date>
    <dc:date>2025-01-20T14:27:04.764064925</dc:date>
    <meta:editing-duration>PT1M35S</meta:editing-duration>
    <meta:editing-cycles>2</meta:editing-cycles>
    <meta:generator>LibreOffice/7.3.7.2$Linux_X86_64 LibreOffice_project/30$Build-2</meta:generator>
    <meta:document-statistic meta:table-count="1" meta:cell-count="75" meta:object-count="0"/>
  </office:meta>
</office:document-meta>
</file>